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0">
            <text:p>3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af6329</text:p>
          </table:table-cell>
          <table:table-cell table:number-columns-repeated="113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3510592">
            <text:p>351059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7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8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9];[.I$1:.I$1048576];0)" office:value-type="float" office:value="26">
            <text:p>2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10];[.I$1:.I$1048576];0)" office:value-type="float" office:value="13">
            <text:p>1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5"/>
          <table:table-cell table:number-columns-repeated="113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5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4"/>
          <table:table-cell table:style-name="ACE-0"/>
          <table:table-cell table:style-name="ACE-4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5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">
          <gnm:selection gnm:start-col="14" gnm:start-row="2" gnm:end-col="14" gnm:end-row="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24">
          <gnm:selection gnm:start-col="0" gnm:start-row="24" gnm:end-col="12" gnm:end-row="2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41:45Z</dc:date>
    <meta:editing-cycles>40</meta:editing-cycles>
    <meta:editing-duration>P1DT1H8M37S</meta:editing-duration>
    <meta:generator>gnumeric/1.12.46</meta:generator>
  </office:meta>
</office:document-meta>
</file>